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Comedy</text:p>
          </table:table-cell>
          <table:table-cell office:value-type="string" table:style-name="ce1">
            <text:p>Thriller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ocumentai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rpl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sin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med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tec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ntas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vern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ck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rr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rr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un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al A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e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i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r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 Apocalyp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m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i-F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Tra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mpire</text:p>
          </table:table-cell>
          <table:table-cell table:number-columns-repeated="16383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Jean-Marc MESCHIN</meta:initial-creator>
    <dc:creator>Jean-Marc MESCHIN</dc:creator>
    <meta:creation-date>2017-12-14T21:02:27Z</meta:creation-date>
    <dc:date>2017-12-14T21:17:44Z</dc:date>
  </office:meta>
</office:document-meta>
</file>